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5312660793443816799"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ья остались в прошлом,</text:p><text:p text:style-name="P138">Пустота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text:span><text:span text:style-name="T1">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text:span><text:span text:style-name="T40">ьюга </text:span><text:span text:style-name="T40">бил</text:span><text:span text:style-name="T40">а</text:span><text:span text:style-name="T40">сь о</text:span><text:span text:style-name="T40"> границ</text:span><text:span text:style-name="T40">у</text:span><text:span text:style-name="T40"> освещённой зоны </text:span><text:span text:style-name="T40">в яростном бессилии</text:span><text:span text:style-name="T40">.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text:span><text:span text:style-name="T1">Не-не-не, н</text:span><text:span text:style-name="T1">икакой моей частицы и не требуется! Сколько раз повторять, Блум, </text:span>— <text:span text:style-name="T1">я </text:span><text:span text:style-name="T1">и </text:span><text:span text:style-name="T1">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text:span><text:span text:style-name="T27">Я</text:span><text:span text:style-name="T27">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text:span><text:span text:style-name="T27">кстати, это идея…</text:span><text:span text:style-name="T27">»</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text:span><text:span text:style-name="T11">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text:span text:style-name="T11">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text:span><text:span text:style-name="T54">мордочкой </text:span><text:span text:style-name="T54">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text:span><text:span text:style-name="T1">а м</text:span><text:span text:style-name="T1">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3"><text:span text:style-name="T41"/></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text:soft-page-break/>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oft-page-break/>«<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text:soft-page-break/>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text:span><text:span text:style-name="T23">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text:soft-page-break/>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text:soft-page-break/>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text:soft-page-break/>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text:soft-page-break/>–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text:soft-page-break/>–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text:soft-page-break/>–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text:soft-page-break/>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oft-page-break/><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oft-page-break/><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oft-page-break/><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oft-page-break/>«<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oft-page-break/><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text:soft-page-break/>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oft-page-break/><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text:soft-page-break/>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oft-page-break/><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text:soft-page-break/>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oft-page-break/><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text:soft-page-break/>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text:soft-page-break/>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text:soft-page-break/>В центре круга, образованного Элементами Гармонии, образовался светло-голубой тороид<text:note text:id="ftn15" text:note-class="footnote"><text:note-citation>15</text:note-citation><text:note-body><text:p text:style-name="P137">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oft-page-break/><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oft-page-break/><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text:soft-page-break/>–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text:soft-page-break/>–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text:soft-page-break/>–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text:soft-page-break/>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text:soft-page-break/>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text:soft-page-break/>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text:soft-page-break/>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text:soft-page-break/>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text:soft-page-break/>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text:soft-page-break/>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text:soft-page-break/>–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soft-page-break/>~~~~~</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text:soft-page-break/>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text:soft-page-break/>–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text:soft-page-break/></text:p>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text:soft-page-break/></text:p>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text:soft-page-break/></text:p>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text:soft-page-break/>–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0"/>
      <text:p text:style-name="P1"><text:soft-page-break/>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soft-page-break/>…</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text:soft-page-break/>–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text:soft-page-break/></text:p>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text:soft-page-break/>–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soft-page-break/>…</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text:soft-page-break/></text:p>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text:soft-page-break/>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text:soft-page-break/>–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text:soft-page-break/>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oft-page-break/><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text:soft-page-break/>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text:soft-page-break/>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text:soft-page-break/>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text:soft-page-break/>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text:soft-page-break/>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oft-page-break/><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text:soft-page-break/></text:p>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text:soft-page-break/>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1">творчество таких раздолбаев, как ты и твой дружок Юджин — чтоб ему икнулось, где бы он ни был.</text:span><text:span text:style-name="T41"><text:note text:id="ftn16" text:note-class="footnote"><text:note-citation>16</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text:soft-page-break/>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7" text:note-class="footnote"><text:note-citation>17</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text:soft-page-break/>–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text:soft-page-break/>–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text:soft-page-break/>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1T00:45:49.77</dc:date>
    <meta:editing-duration>P145DT8H31M28S</meta:editing-duration>
    <meta:editing-cycles>9104</meta:editing-cycles>
    <meta:generator>OpenOffice/4.1.1$Win32 OpenOffice.org_project/411m6$Build-9775</meta:generator>
    <meta:printed-by>макс </meta:printed-by>
    <meta:print-date>2017-07-30T17:54:58.23</meta:print-date>
    <dc:creator>макс </dc:creator>
    <meta:document-statistic meta:table-count="0" meta:image-count="0" meta:object-count="0" meta:page-count="229" meta:paragraph-count="4729" meta:word-count="104739" meta:character-count="665792"/>
  </office:meta>
</office:document-meta>
</file>